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abledIfOnClass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String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SpelArithmeticCompar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StringTrueIgnore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Spel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PropertyPlaceholderWithSurround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ooleanTru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PropertyPlaceholderForNonexistentPropertyWith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StringTrueWithSurround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SpelStringConcate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ClassTests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SpelOsCheckInCustom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abledIfOnMethodTests.disabledIfWithSpelBooleanWithSurround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Property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SpelBooleanTru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stringTru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OnMethodTests.disabledIfWithSpelStringTru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